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2cm" style:auto-text-indent="false" style:page-number="auto" fo:background-color="transparent"/>
      <style:text-properties fo:font-size="14pt" fo:font-weight="bold" officeooo:rsid="001db7b1" officeooo:paragraph-rsid="001db7b1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cm" style:auto-text-indent="false" style:page-number="auto" fo:background-color="transparent"/>
      <style:text-properties fo:font-weight="normal" officeooo:rsid="00208ab6" officeooo:paragraph-rsid="002112f0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1db7b1" officeooo:paragraph-rsid="001db7b1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1e01ab" officeooo:paragraph-rsid="001e01ab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1ed8ee" officeooo:paragraph-rsid="001ed8ee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paragraph-rsid="001ed8e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paragraph-rsid="00278a2a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rsid="001f30b7" officeooo:paragraph-rsid="001f30b7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rsid="00208ab6" officeooo:paragraph-rsid="00208ab6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08ab6" officeooo:paragraph-rsid="002112f0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112f0" officeooo:paragraph-rsid="002112f0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fo:font-weight="normal" officeooo:rsid="002112f0" officeooo:paragraph-rsid="002112f0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1ae3e" officeooo:paragraph-rsid="0021ae3e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206c7" officeooo:paragraph-rsid="002206c7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91230" officeooo:paragraph-rsid="00291230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a721d" officeooo:paragraph-rsid="002a721d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1ed8ee" officeooo:paragraph-rsid="001f30b7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08ab6" officeooo:paragraph-rsid="00208ab6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style="normal" fo:font-weight="normal" officeooo:rsid="00208ab6" officeooo:paragraph-rsid="00208ab6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style="normal" fo:font-weight="normal" officeooo:rsid="001ed8ee" officeooo:paragraph-rsid="002112f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style="normal" fo:font-weight="normal" officeooo:rsid="0021ae3e" officeooo:paragraph-rsid="0021ae3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style="normal" fo:font-weight="normal" officeooo:rsid="002206c7" officeooo:paragraph-rsid="002206c7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style="normal" fo:font-weight="normal" officeooo:rsid="00252dd4" officeooo:paragraph-rsid="00252dd4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style="normal" fo:font-weight="normal" officeooo:rsid="0025a2a9" officeooo:paragraph-rsid="0025a2a9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style="normal" fo:font-weight="normal" officeooo:rsid="0026ca3c" officeooo:paragraph-rsid="0026ca3c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style="normal" fo:font-weight="normal" officeooo:rsid="00278a2a" officeooo:paragraph-rsid="00278a2a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style="normal" fo:font-weight="bold" officeooo:rsid="00208ab6" officeooo:paragraph-rsid="00208ab6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style="normal" fo:font-weight="bold" officeooo:rsid="002206c7" officeooo:paragraph-rsid="002206c7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style="normal" fo:font-weight="bold" officeooo:rsid="002524d8" officeooo:paragraph-rsid="002524d8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style="normal" fo:font-weight="bold" officeooo:rsid="00252dd4" officeooo:paragraph-rsid="00252dd4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style="normal" fo:font-weight="bold" officeooo:rsid="0026ca3c" officeooo:paragraph-rsid="0026ca3c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weight="bold" officeooo:rsid="0027ed99" officeooo:paragraph-rsid="0027ed9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2206c7" officeooo:paragraph-rsid="002206c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206c7" officeooo:paragraph-rsid="002206c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27949" officeooo:paragraph-rsid="0022794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40753" officeooo:paragraph-rsid="0024075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style="italic" fo:font-weight="bold" officeooo:rsid="0026ca3c" officeooo:paragraph-rsid="0026ca3c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style="normal" fo:font-weight="normal" officeooo:rsid="00278a2a" officeooo:paragraph-rsid="00278a2a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style="normal" fo:font-weight="normal" officeooo:rsid="002a721d" officeooo:paragraph-rsid="002a721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style="normal" fo:font-weight="bold" officeooo:rsid="0027ed99" officeooo:paragraph-rsid="0027ed99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Liberation Serif1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Liberation Serif1" fo:font-size="14pt" fo:font-weight="normal" officeooo:rsid="001ed8ee" style:font-size-asian="14pt" style:font-weight-asian="normal" style:font-size-complex="14pt" style:font-weight-complex="normal"/>
    </style:style>
    <style:style style:name="T3" style:family="text">
      <style:text-properties style:font-name="Liberation Serif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Liberation Serif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Liberation Serif1" fo:font-size="14pt" fo:font-style="normal" fo:font-weight="normal" officeooo:rsid="001ed8ee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Liberation Serif1" fo:font-size="14pt" fo:font-style="normal" fo:font-weight="normal" officeooo:rsid="00278a2a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iberation Serif1" fo:font-size="14pt" fo:font-style="normal" style:font-size-asian="14pt" style:font-style-asian="normal" style:font-size-complex="14pt" style:font-style-complex="normal"/>
    </style:style>
    <style:style style:name="T8" style:family="text">
      <style:text-properties style:font-name="Liberation Serif1" fo:font-size="14pt" fo:font-style="normal" officeooo:rsid="001ed8ee" style:font-size-asian="14pt" style:font-style-asian="normal" style:font-size-complex="14pt" style:font-style-complex="normal"/>
    </style:style>
    <style:style style:name="T9" style:family="text">
      <style:text-properties style:font-name="Liberation Serif1" fo:font-size="14pt" fo:font-style="normal" officeooo:rsid="002112f0" style:font-size-asian="14pt" style:font-style-asian="normal" style:font-size-complex="14pt" style:font-style-complex="normal"/>
    </style:style>
    <style:style style:name="T10" style:family="text">
      <style:text-properties style:font-name="Liberation Serif1" fo:font-size="14pt" fo:font-style="normal" officeooo:rsid="0021ae3e" style:font-size-asian="14pt" style:font-style-asian="normal" style:font-size-complex="14pt" style:font-style-complex="normal"/>
    </style:style>
    <style:style style:name="T11" style:family="text">
      <style:text-properties style:font-name="Liberation Serif1" fo:font-size="14pt" fo:font-style="normal" officeooo:rsid="00278a2a" style:font-size-asian="14pt" style:font-style-asian="normal" style:font-size-complex="14pt" style:font-style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ed8ee" style:font-size-asian="14pt" style:font-weight-asian="normal" style:font-size-complex="14pt" style:font-weight-complex="normal"/>
    </style:style>
    <style:style style:name="T1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000000" style:font-name="Liberation Serif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16" style:family="text">
      <style:text-properties fo:color="#000000" style:font-name="Liberation Serif" fo:font-size="14pt" fo:font-style="normal" fo:font-weight="normal" officeooo:rsid="001ed8ee" style:font-size-asian="14pt" style:font-style-asian="normal" style:font-weight-asian="normal" style:font-size-complex="14pt" style:font-weight-complex="normal"/>
    </style:style>
    <style:style style:name="T17" style:family="text">
      <style:text-properties fo:color="#000000"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font-name="Liberation Serif" fo:font-size="14pt" fo:font-style="normal" fo:font-weight="normal" officeooo:rsid="001ed8e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font-name="Liberation Serif" fo:font-size="14pt" fo:font-style="normal" officeooo:rsid="001ed8ee" style:font-size-asian="14pt" style:font-style-asian="normal" style:font-size-complex="14pt" style:font-style-complex="normal"/>
    </style:style>
    <style:style style:name="T20" style:family="text">
      <style:text-properties style:font-name="Liberation Serif" fo:font-size="14pt" fo:font-weight="normal" officeooo:rsid="001ed8ee" style:font-size-asian="14pt" style:font-weight-asian="normal" style:font-size-complex="14pt" style:font-weight-complex="normal"/>
    </style:style>
    <style:style style:name="T21" style:family="text">
      <style:text-properties style:font-name="Liberation Serif" fo:font-size="14pt" fo:font-style="normal" fo:font-weight="normal" officeooo:rsid="001ed8ee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Liberation Serif" fo:font-size="14pt" fo:font-style="normal" officeooo:rsid="001ed8ee" style:font-size-asian="14pt" style:font-style-asian="normal" style:font-size-complex="14pt" style:font-style-complex="normal"/>
    </style:style>
    <style:style style:name="T23" style:family="text">
      <style:text-properties officeooo:rsid="001f30b7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f30b7" style:font-style-asian="italic" style:font-weight-asian="bold" style:font-style-complex="italic" style:font-weight-complex="bold"/>
    </style:style>
    <style:style style:name="T26" style:family="text">
      <style:text-properties officeooo:rsid="00240753"/>
    </style:style>
    <style:style style:name="T27" style:family="text">
      <style:text-properties officeooo:rsid="001ed8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БОТА С ФАЙЛАМИ</text:p>
      <text:p text:style-name="P3"/>
      <text:p text:style-name="P3">Каталоги</text:p>
      <text:p text:style-name="P3"/>
      <text:p text:style-name="P4">Сменить каталог, используя абсолютный путь, т.е. путь указывается от папки home/, <text:span text:style-name="T23">можно с помощью методов </text:span><text:span text:style-name="T25">Dir.chdir</text:span><text:span text:style-name="T23"> или </text:span><text:span text:style-name="T25">Dir.getwd</text:span>:</text:p>
      <text:p text:style-name="P6"><text:span text:style-name="T13">Dir.chdir(</text:span><text:span text:style-name="T2">"</text:span><text:span text:style-name="T20">/home/alexey/RubymineProjects</text:span><text:span text:style-name="T16">/</text:span><text:span text:style-name="T2">"</text:span><text:span text:style-name="T13">)</text:span></text:p>
      <text:p text:style-name="P5"/>
      <text:p text:style-name="P8"><text:span text:style-name="T13">П</text:span><text:span text:style-name="T12">осмотреть какой текущий каталог можно с помощью метода </text:span><text:span text:style-name="T14">Dir.pwd</text:span><text:span text:style-name="T12">:</text:span></text:p>
      <text:p text:style-name="P8"><text:span text:style-name="T12">p <text:s/>Dir.pwd<text:tab/><text:tab/># =&gt; </text:span><text:span text:style-name="T2">"</text:span><text:span text:style-name="T20">/home/alexey/RubymineProjects</text:span><text:span text:style-name="T2">"</text:span></text:p>
      <text:p text:style-name="P17"/>
      <text:p text:style-name="P9"><text:span text:style-name="T2">С</text:span><text:span text:style-name="T1">оздать каталог можно методом </text:span><text:span text:style-name="T3">Dir.mkdir</text:span><text:span text:style-name="T1">, удалить каталог можно методом </text:span><text:span text:style-name="T3">Dir.rmdir</text:span><text:span text:style-name="T1"> или </text:span><text:span text:style-name="T3">delete</text:span><text:span text:style-name="T1">:</text:span></text:p>
      <text:p text:style-name="P9"><text:span text:style-name="T1">Dir.mkdir(</text:span><text:span text:style-name="T2">"</text:span><text:span text:style-name="T20">/home/alexey/RubymineProjects</text:span><text:span text:style-name="T16">/</text:span><text:span text:style-name="T15">New</text:span><text:span text:style-name="T2">"</text:span><text:span text:style-name="T1">)</text:span></text:p>
      <text:p text:style-name="P9"><text:span text:style-name="T1">Dir.rmdir(</text:span><text:span text:style-name="T2">"</text:span><text:span text:style-name="T20">/home/alexey/RubymineProjects</text:span><text:span text:style-name="T16">/</text:span><text:span text:style-name="T15">New</text:span><text:span text:style-name="T2">"</text:span><text:span text:style-name="T1">)</text:span></text:p>
      <text:p text:style-name="P18"/>
      <text:p text:style-name="P9"><text:span text:style-name="T1">С помощью </text:span><text:span text:style-name="T3">Dir.mkdir </text:span><text:span text:style-name="T4">можно установить права доступа на новый каталог. Например, 755 означает, что владелец или пользователь каталога может <text:s/>читать из него, писать в него и исполнять программы:</text:span></text:p>
      <text:p text:style-name="P9"><text:span text:style-name="T4">Dir.mkdir(</text:span><text:span text:style-name="T5">"</text:span><text:span text:style-name="T21">/home/alexey/RubymineProjects</text:span><text:span text:style-name="T18">/</text:span><text:span text:style-name="T17">New</text:span><text:span text:style-name="T5">", </text:span><text:span text:style-name="T4">755)</text:span></text:p>
      <text:p text:style-name="P19"/>
      <text:p text:style-name="P27">Посмотреть в каталога</text:p>
      <text:p text:style-name="P27"/>
      <text:p text:style-name="P11"><text:span text:style-name="T7">Метод </text:span><text:span text:style-name="T3">entries </text:span><text:span text:style-name="T7">возвращает массив содержащий все файлы и каталоги. С помощью метода </text:span><text:span text:style-name="T3">each </text:span><text:span text:style-name="T7">мы можем вывести все значения из массива:</text:span></text:p>
      <text:p text:style-name="P12"><text:span text:style-name="T7">Dir.entries (</text:span><text:span text:style-name="T8">"</text:span><text:span text:style-name="T22">/home/alexey/RubymineProjects</text:span><text:span text:style-name="T19">/</text:span><text:span text:style-name="T8">"</text:span><text:span text:style-name="T7">).</text:span><text:span text:style-name="T10">each {|e| puts e}</text:span></text:p>
      <text:p text:style-name="P2"><text:span text:style-name="T9"># =&gt; </text:span><text:span text:style-name="T8">learning_ruby</text:span></text:p>
      <text:p text:style-name="P10"><text:span text:style-name="T9"># =&gt; </text:span><text:span text:style-name="T8">.</text:span></text:p>
      <text:p text:style-name="P10"><text:span text:style-name="T9"># =&gt; </text:span><text:span text:style-name="T8">untitled</text:span></text:p>
      <text:p text:style-name="P10"><text:span text:style-name="T9"># =&gt; </text:span><text:span text:style-name="T8">head_first</text:span></text:p>
      <text:p text:style-name="P10"><text:span text:style-name="T9"># =&gt; </text:span><text:span text:style-name="T8">..</text:span></text:p>
      <text:p text:style-name="P10"><text:span text:style-name="T9"># =&gt; </text:span><text:span text:style-name="T8">experiments</text:span></text:p>
      <text:p text:style-name="P20"/>
      <text:p text:style-name="P13"><text:span text:style-name="T8">Т</text:span><text:span text:style-name="T7">о же можно проделать используя метод </text:span><text:span text:style-name="T3">foreach</text:span><text:span text:style-name="T7">:</text:span></text:p>
      <text:p text:style-name="P13"><text:span text:style-name="T7">Dir.foreach(</text:span><text:span text:style-name="T8">"</text:span><text:span text:style-name="T22">/home/alexey/RubymineProjects</text:span><text:span text:style-name="T19">/</text:span><text:span text:style-name="T8">"</text:span><text:span text:style-name="T9">)</text:span><text:span text:style-name="T7"> {|e| puts e}</text:span></text:p>
      <text:p text:style-name="P21"/>
      <text:p text:style-name="P28">Создать новый файл</text:p>
      <text:p text:style-name="P28"/>
      <text:p text:style-name="P14"><text:span text:style-name="T7">Применим метод </text:span><text:span text:style-name="T3">new</text:span><text:span text:style-name="T7"> из класса </text:span><text:span text:style-name="T3">File</text:span><text:span text:style-name="T7">:</text:span></text:p>
      <text:p text:style-name="P14"><text:span text:style-name="T7">file = File.new(</text:span><text:span text:style-name="T8">"</text:span><text:span text:style-name="T7">file.rb</text:span><text:span text:style-name="T8">"</text:span><text:span text:style-name="T7">, </text:span><text:span text:style-name="T8">"</text:span><text:span text:style-name="T7">w</text:span><text:span text:style-name="T8">"</text:span><text:span text:style-name="T7">)</text:span></text:p>
      <text:p text:style-name="P22"/>
      <text:p text:style-name="P22">Первый параметр дает имя файлу, а второй параметр определяет код файла.</text:p>
      <text:p text:style-name="P22"/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33">Режим</text:p>
          </table:table-cell>
          <table:table-cell table:style-name="Таблица1.B1" office:value-type="string">
            <text:p text:style-name="P33">Описание</text:p>
          </table:table-cell>
        </table:table-row>
        <table:table-row>
          <table:table-cell table:style-name="Таблица1.A2" office:value-type="string">
            <text:p text:style-name="P34">r</text:p>
          </table:table-cell>
          <table:table-cell table:style-name="Таблица1.B2" office:value-type="string">
            <text:p text:style-name="P35">Только для чтения. Стартует сначала файла (режим по умолчанию)</text:p>
          </table:table-cell>
        </table:table-row>
        <table:table-row>
          <table:table-cell table:style-name="Таблица1.A2" office:value-type="string">
            <text:p text:style-name="P34">r+</text:p>
          </table:table-cell>
          <table:table-cell table:style-name="Таблица1.B2" office:value-type="string">
            <text:p text:style-name="P35">Чтение/запись. <text:span text:style-name="T26">Стартует с начала файла</text:span></text:p>
          </table:table-cell>
        </table:table-row>
        <table:table-row>
          <table:table-cell table:style-name="Таблица1.A2" office:value-type="string">
            <text:p text:style-name="P34">w</text:p>
          </table:table-cell>
          <table:table-cell table:style-name="Таблица1.B2" office:value-type="string">
            <text:p text:style-name="P36">Только для записи. Усекает существующий файл до нулевой длины или создает новый файл для записи</text:p>
          </table:table-cell>
        </table:table-row>
        <table:table-row>
          <table:table-cell table:style-name="Таблица1.A2" office:value-type="string">
            <text:p text:style-name="P34">w+</text:p>
          </table:table-cell>
          <table:table-cell table:style-name="Таблица1.B2" office:value-type="string">
            <text:p text:style-name="P36">Чтение/запись. Усекает существующий файл до нулевой длины или создает новый файл для чтения и записи</text:p>
          </table:table-cell>
        </table:table-row>
        <table:table-row>
          <table:table-cell table:style-name="Таблица1.A2" office:value-type="string">
            <text:p text:style-name="P34">a</text:p>
          </table:table-cell>
          <table:table-cell table:style-name="Таблица1.B2" office:value-type="string">
            <text:p text:style-name="P36">Только для записи. Стартует с конца файла, если файл существует; в противном случае, создает новый файл для записи</text:p>
          </table:table-cell>
        </table:table-row>
        <table:table-row>
          <table:table-cell table:style-name="Таблица1.A2" office:value-type="string">
            <text:p text:style-name="P34">a+</text:p>
          </table:table-cell>
          <table:table-cell table:style-name="Таблица1.B2" office:value-type="string">
            <text:p text:style-name="P36">Чтение запись. Стартует с конца файла, если файл существует; в противном случае, создает новый файл для чтения и записи</text:p>
          </table:table-cell>
        </table:table-row>
        <table:table-row>
          <table:table-cell table:style-name="Таблица1.A2" office:value-type="string">
            <text:p text:style-name="P34">b</text:p>
          </table:table-cell>
          <table:table-cell table:style-name="Таблица1.B2" office:value-type="string">
            <text:p text:style-name="P36">(Только для DOC/Windows). Режим двоичного файла. Может появляться с любыми ключевыми символами, перечисленными выше</text:p>
          </table:table-cell>
        </table:table-row>
      </table:table>
      <text:p text:style-name="P22"/>
      <text:p text:style-name="P29">Открываем существующий файл</text:p>
      <text:p text:style-name="P29"/>
      <text:p text:style-name="P23">Существующий файл открывают с помощью метода <text:span text:style-name="T24">open</text:span>. Каждая строка печатается методом <text:span text:style-name="T24">each</text:span>. Закрывается файл методом <text:span text:style-name="T24">close</text:span> (чтобы проверить закрыт ли файл, можно воспользоваться методом <text:span text:style-name="T24">file.close?</text:span>):</text:p>
      <text:p text:style-name="P23">file = File.open(<text:span text:style-name="T27">"</text:span>BlaBla.txt<text:span text:style-name="T27">"</text:span>)</text:p>
      <text:p text:style-name="P23">file.each {|line| print line}</text:p>
      <text:p text:style-name="P23">file.close</text:p>
      <text:p text:style-name="P23"/>
      <text:p text:style-name="P30">Удаляем и переименовываем файлы</text:p>
      <text:p text:style-name="P30"/>
      <text:p text:style-name="P24">Переименовывать и удалять файлы можно с помощью методов <text:span text:style-name="T24">rename</text:span> и <text:span text:style-name="T24">delete</text:span>:</text:p>
      <text:p text:style-name="P24">File.new(<text:span text:style-name="T27">"</text:span>Book.txt, <text:span text:style-name="T27">"</text:span>w<text:span text:style-name="T27">"</text:span>)</text:p>
      <text:p text:style-name="P24">File.rename(<text:span text:style-name="T27">"</text:span>Book.txt<text:span text:style-name="T27">"</text:span>, <text:span text:style-name="T27">"</text:span>chaps.txt<text:span text:style-name="T27">"</text:span>)</text:p>
      <text:p text:style-name="P24">File.delete(<text:span text:style-name="T27">"</text:span>chaps.txt<text:span text:style-name="T27">"</text:span>)</text:p>
      <text:p text:style-name="P24"/>
      <text:p text:style-name="P31"><text:soft-page-break/>Файловые запросы</text:p>
      <text:p text:style-name="P31"/>
      <text:p text:style-name="P25">Проверка существует ли файл:</text:p>
      <text:p text:style-name="P25"><text:a xlink:type="simple" xlink:href="../../../../../:open" text:style-name="Internet_20_link" text:visited-style-name="Visited_20_Internet_20_Link">File::open</text:a>(<text:span text:style-name="T27">"</text:span>file.rb<text:span text:style-name="T27">"</text:span>) if <text:a xlink:type="simple" xlink:href="../../../../../:exists" text:style-name="Internet_20_link" text:visited-style-name="Visited_20_Internet_20_Link">File::exists</text:a>?(<text:span text:style-name="T27">"</text:span>file.rb<text:span text:style-name="T27">"</text:span>)</text:p>
      <text:p text:style-name="P25">или для одного файла спомощью <text:span text:style-name="T24">exist?</text:span></text:p>
      <text:p text:style-name="P37"/>
      <text:p text:style-name="P25">Запросить, является ли файл действительно файлом с помощью <text:span text:style-name="T24">file?</text:span>:</text:p>
      <text:p text:style-name="P25">File.file?(<text:span text:style-name="T27">"</text:span>BlaBla.txt<text:span text:style-name="T27">"</text:span>)<text:tab/><text:tab/># =&gt; true</text:p>
      <text:p text:style-name="P25"/>
      <text:p text:style-name="P25">Или выясните, каталог ли это, методом <text:span text:style-name="T24">directory?</text:span>:</text:p>
      <text:p text:style-name="P25"><text:a xlink:type="simple" xlink:href="../../../../../:directory" text:style-name="Internet_20_link" text:visited-style-name="Visited_20_Internet_20_Link">File::directory</text:a>(<text:span text:style-name="T27">"</text:span>/usr/local/bin<text:span text:style-name="T27">"</text:span>)<text:tab/><text:tab/># =&gt; true</text:p>
      <text:p text:style-name="P25"><text:a xlink:type="simple" xlink:href="../../../../../:directory" text:style-name="Internet_20_link" text:visited-style-name="Visited_20_Internet_20_Link">File::directory</text:a>(<text:span text:style-name="T27">"</text:span>file.rb<text:span text:style-name="T27">"</text:span>)<text:tab/><text:tab/><text:tab/># =&gt; false</text:p>
      <text:p text:style-name="P25"/>
      <text:p text:style-name="P26">Можно проверить, предназначен ли файл для чтения при помощи <text:span text:style-name="T24">readable?</text:span>, можно ли его перезаписать — <text:span text:style-name="T24">writable?</text:span>, исполняемый ли он — <text:span text:style-name="T24">executable?</text:span>:</text:p>
      <text:p text:style-name="P26">File.readable?(<text:span text:style-name="T27">"</text:span>BlaBla.txt<text:span text:style-name="T27">"</text:span>)<text:tab/><text:tab/># =&gt; true</text:p>
      <text:p text:style-name="P26">File.writable?(<text:span text:style-name="T27">"</text:span>BlaBla.txt<text:span text:style-name="T27">"</text:span>)<text:tab/><text:tab/># =&gt; true</text:p>
      <text:p text:style-name="P26">File.executable?(<text:span text:style-name="T27">"</text:span>BlaBla.txt<text:span text:style-name="T27">"</text:span>)<text:tab/># =&gt; false</text:p>
      <text:p text:style-name="P26"/>
      <text:p text:style-name="P26">Выяснить имеет ли файл нулевую длину — <text:span text:style-name="T24">zero?</text:span>:</text:p>
      <text:p text:style-name="P26">File.zero?(<text:span text:style-name="T27">"</text:span>chap.txt<text:span text:style-name="T27">"</text:span>)<text:tab/><text:tab/><text:tab/># =&gt; true</text:p>
      <text:p text:style-name="P26"/>
      <text:p text:style-name="P26">Получить длину файла в байтах — <text:span text:style-name="T24">size?</text:span> Или <text:span text:style-name="T24">size</text:span>:</text:p>
      <text:p text:style-name="P26">File.size?(<text:span text:style-name="T27">"</text:span>BlaBla.txt<text:span text:style-name="T27">"</text:span>)<text:tab/><text:tab/># =&gt; 594</text:p>
      <text:p text:style-name="P26">File.size(<text:span text:style-name="T27">"</text:span>BlaBla.txt<text:span text:style-name="T27">"</text:span>)<text:tab/><text:tab/># =&gt; 594</text:p>
      <text:p text:style-name="P26"/>
      <text:p text:style-name="P26">Определить тип файла — <text:span text:style-name="T24">ftype</text:span>:</text:p>
      <text:p text:style-name="P26"><text:a xlink:type="simple" xlink:href="../../../../../:ftype" text:style-name="Internet_20_link" text:visited-style-name="Visited_20_Internet_20_Link">File::ftype</text:a>(<text:span text:style-name="T27">"</text:span>file.rb<text:span text:style-name="T27">"</text:span>)<text:tab/><text:tab/><text:tab/># =&gt; <text:span text:style-name="T27">"</text:span>file<text:span text:style-name="T27">"</text:span></text:p>
      <text:p text:style-name="P26"/>
      <text:p text:style-name="P26">Узнать, когда файл был создан, модифицирован или когда к нему последний раз обращались — <text:span text:style-name="T24">ctime</text:span>, <text:span text:style-name="T24">mtime</text:span> и <text:span text:style-name="T24">atime</text:span>:</text:p>
      <text:p text:style-name="P26"><text:a xlink:type="simple" xlink:href="../../../../../:ctime" text:style-name="Internet_20_link" text:visited-style-name="Visited_20_Internet_20_Link">File::ctime</text:a>(<text:span text:style-name="T27">"</text:span>file.rb<text:span text:style-name="T27">"</text:span>)<text:tab/><text:tab/><text:tab/># =&gt; Wed Nov 08 10:06:37 -0700 2020</text:p>
      <text:p text:style-name="P7"><text:a xlink:type="simple" xlink:href="../../../../../:ctime" text:style-name="Internet_20_link" text:visited-style-name="Visited_20_Internet_20_Link"><text:span text:style-name="T6">File::mtime</text:span></text:a><text:span text:style-name="T6">(</text:span><text:span text:style-name="T5">"</text:span><text:span text:style-name="T6">file.rb</text:span><text:span text:style-name="T5">"</text:span><text:span text:style-name="T6">)<text:tab/><text:tab/><text:tab/># =&gt; Wed Nov 08 10:44:12 -0700 2020</text:span></text:p>
      <text:p text:style-name="P7"><text:a xlink:type="simple" xlink:href="../../../../../:ctime" text:style-name="Internet_20_link" text:visited-style-name="Visited_20_Internet_20_Link"><text:span text:style-name="T6">File::atime</text:span></text:a><text:span text:style-name="T6">(</text:span><text:span text:style-name="T5">"</text:span><text:span text:style-name="T6">file.rb</text:span><text:span text:style-name="T5">"</text:span><text:span text:style-name="T6">)<text:tab/><text:tab/><text:tab/># =&gt; Wed Nov 08 10:30:39 -0700 2020</text:span></text:p>
      <text:p text:style-name="P26"/>
      <text:p text:style-name="P32"><text:span text:style-name="T11">И</text:span><text:span text:style-name="T7">зменить права доступа к файлам</text:span></text:p>
      <text:p text:style-name="P40"/>
      <text:p text:style-name="P15"><text:span text:style-name="T7">Чтобы изменить права доступа к файлу, воспользуемся методом </text:span><text:span text:style-name="T3">chmod</text:span><text:span text:style-name="T7"> с маской:</text:span></text:p>
      <text:p text:style-name="P16"><text:span text:style-name="T7">file = File.new(</text:span><text:span text:style-name="T8">"</text:span><text:span text:style-name="T7">books.txt</text:span><text:span text:style-name="T8">", "</text:span><text:span text:style-name="T7">w</text:span><text:span text:style-name="T8">"</text:span><text:span text:style-name="T7">)</text:span></text:p>
      <text:p text:style-name="P39">file.chmod(0755)</text:p>
      <text:p text:style-name="P39">или</text:p>
      <text:p text:style-name="P16"><text:span text:style-name="T7">file = File.new(</text:span><text:span text:style-name="T8">"</text:span><text:span text:style-name="T7">books.txt</text:span><text:span text:style-name="T8">", "</text:span><text:span text:style-name="T7">w</text:span><text:span text:style-name="T8">"</text:span><text:span text:style-name="T7">).chmod(0755)</text:span></text:p>
      <text:p text:style-name="P3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1:24:05.182893961</meta:creation-date>
    <meta:generator>LibreOffice/6.3.5.2$Linux_X86_64 LibreOffice_project/30$Build-2</meta:generator>
    <dc:date>2020-04-21T14:31:43.562140368</dc:date>
    <meta:editing-duration>PT1H17M22S</meta:editing-duration>
    <meta:editing-cycles>11</meta:editing-cycles>
    <meta:document-statistic meta:table-count="1" meta:image-count="0" meta:object-count="0" meta:page-count="3" meta:paragraph-count="82" meta:word-count="501" meta:character-count="3800" meta:non-whitespace-character-count="3354"/>
  </office:meta>
</office:document-meta>
</file>